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Database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Builder.setBlockCommentEndDelimiter( String blockCommentEnd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setCommentPrefixes( String ... comment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addDefault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Builder.ignoreFailedDrops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setSeparator(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EmbeddedDatabaseBuil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beddedDatabaseBuilder.setDataSourceFactory( DataSourceFactory dataSourc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beddedDatabaseBuilder.continueOnError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addScripts( String ... scri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beddedDatabaseBuilder.setType( EmbeddedDatabaseType databas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addScrip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setBlockCommentStartDelimiter( String blockCommentStart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setScriptEncoding( String scrip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setName( String data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EmbeddedDatabas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Builder.generateUniqueNam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DatabaseBuilder.setCommentPrefix( String commen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